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5459f" officeooo:paragraph-rsid="0015459f"/>
    </style:style>
    <style:style style:name="P2" style:family="paragraph" style:parent-style-name="Standard">
      <style:text-properties officeooo:paragraph-rsid="0015459f"/>
    </style:style>
    <style:style style:name="P3" style:family="paragraph" style:parent-style-name="Standard">
      <style:text-properties fo:font-weight="bold" officeooo:rsid="0015459f" officeooo:paragraph-rsid="0015459f" style:font-weight-asian="bold" style:font-weight-complex="bold"/>
    </style:style>
    <style:style style:name="P4" style:family="paragraph" style:parent-style-name="Standard">
      <style:text-properties officeooo:paragraph-rsid="0015459f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center"/>
      <style:text-properties fo:color="#000000" loext:opacity="100%" fo:font-size="12pt"/>
    </style:style>
    <style:style style:name="P11" style:family="paragraph">
      <style:paragraph-properties fo:text-align="center" style:writing-mode="lr-tb"/>
      <style:text-properties fo:color="#000000" loext:opacity="100%" fo:font-size="12pt"/>
    </style:style>
    <style:style style:name="T1" style:family="text">
      <style:text-properties officeooo:rsid="0015459f"/>
    </style:style>
    <style:style style:name="T2" style:family="text">
      <style:text-properties fo:color="#bcbec4" loext:opacity="100%" style:font-name="JetBrains Mono2" fo:font-size="10pt" fo:font-style="normal" fo:font-weight="normal" style:font-size-asian="10pt" style:font-style-asian="normal" style:font-weight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459f" style:font-weight-asian="bold" style:font-weight-complex="bold"/>
    </style:style>
    <style:style style:name="T5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184cm" fo:min-width="2.61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961cm" fo:min-width="2.8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184cm" fo:min-width="4.19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84cm" fo:min-width="3.56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969cm" fo:min-width="1.42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947cm" fo:min-width="1.48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683cm" fo:min-width="4.55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125cm" fo:min-width="2.17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683cm" fo:min-width="4.2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3 Рассказов Кирилл</text:p>
      <text:p text:style-name="P1"/>
      <text:p text:style-name="P1">Практическое занятие № 3 </text:p>
      <text:p text:style-name="P1"/>
      <text:p text:style-name="P2"><text:span text:style-name="T4">Тема: </text:span>составление программ ветвящейся структуры в IDE PyCharm Community.</text:p>
      <text:p text:style-name="P2"/>
      <text:p text:style-name="P2"><text:span text:style-name="T4">Цели:</text:span><text:span text:style-name="T1"> </text:span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.</text:p>
      <text:p text:style-name="P2"/>
      <text:p text:style-name="P2"><text:span text:style-name="T4">Задача № 1:</text:span><text:span text:style-name="T1"> </text:span>Даны числа x, у. Проверить истинность высказывания: «Точка с координатами</text:p>
      <text:p text:style-name="P2">(x, у) лежит в четвертой координатной четверти».</text:p>
      <text:p text:style-name="P2"/>
      <text:p text:style-name="P1"><text:span text:style-name="T3">Тип алгоритма: </text:span>ветвистый</text:p>
      <text:p text:style-name="P1"/>
      <text:p text:style-name="P3">Блок-схема алгоритма:</text:p>
      <text:p text:style-name="P1"><draw:custom-shape text:anchor-type="paragraph" draw:z-index="0" draw:name="Фигура 1" draw:style-name="gr3" draw:text-style-name="P6" svg:width="2.943cm" svg:height="1.064cm" svg:x="7.846cm" svg:y="0.113cm"><text:p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2"><draw:line text:anchor-type="paragraph" draw:z-index="7" draw:name="Вертикальная линия 1" draw:style-name="gr1" draw:text-style-name="P5" svg:x1="9.426cm" svg:y1="0.203cm" svg:x2="9.426cm" svg:y2="0.771cm"><text:p/></draw:line></text:p>
      <text:p text:style-name="P2"><draw:custom-shape text:anchor-type="paragraph" draw:z-index="1" draw:name="Фигура 2" draw:style-name="gr10" draw:text-style-name="P6" svg:width="6.751cm" svg:height="2.671cm" svg:x="5.717cm" svg:y="0.284cm"><text:p>Ввод x y и преображение</text:p><text:p><text:s/>их в floa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><draw:line text:anchor-type="paragraph" draw:z-index="8" draw:name="Линия 1" draw:style-name="gr1" draw:text-style-name="P5" svg:x1="9.31cm" svg:y1="0.034cm" svg:x2="9.276cm" svg:y2="0.708cm"><text:p/></draw:line></text:p>
      <text:p text:style-name="P2"><draw:custom-shape text:anchor-type="paragraph" draw:z-index="2" draw:name="Фигура 3" draw:style-name="gr9" draw:text-style-name="P6" svg:width="4.352cm" svg:height="2.25cm" svg:x="7.124cm" svg:y="0.044cm"><text:p>X &gt; 0 and Y &lt;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/>
      <text:p text:style-name="P2"><draw:line text:anchor-type="paragraph" draw:z-index="9" draw:name="Линия 2" draw:style-name="gr1" draw:text-style-name="P5" svg:x1="7.124cm" svg:y1="0.173cm" svg:x2="5.902cm" svg:y2="1.529cm"><text:p/></draw:line><draw:line text:anchor-type="paragraph" draw:z-index="10" draw:name="Линия 3" draw:style-name="gr1" draw:text-style-name="P5" svg:x1="11.326cm" svg:y1="0.139cm" svg:x2="13.113cm" svg:y2="1.418cm"><text:p/></draw:line></text:p>
      <text:p text:style-name="P2"/>
      <text:p text:style-name="P2"><draw:custom-shape text:anchor-type="paragraph" draw:z-index="5" draw:name="Фигура 8" draw:style-name="gr2" draw:text-style-name="P6" svg:width="4.155cm" svg:height="1.879cm" svg:x="11.933cm" svg:y="0.445cm"><text:p>ValueErro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1" draw:name="Линия 4" draw:style-name="gr1" draw:text-style-name="P5" svg:x1="9.341cm" svg:y1="0.346cm" svg:x2="9.276cm" svg:y2="2.838cm"><text:p/></draw:line></text:p>
      <text:p text:style-name="P2"><draw:custom-shape text:anchor-type="paragraph" draw:z-index="3" draw:name="Фигура 6" draw:style-name="gr2" draw:text-style-name="P6" svg:width="4.155cm" svg:height="1.879cm" svg:x="2.462cm" svg:y="0.069cm"><text:p>Вывод Tru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/>
      <text:p text:style-name="P2"><draw:path text:anchor-type="paragraph" draw:z-index="13" draw:name="Кривая Безье 1" draw:style-name="gr1" draw:text-style-name="P5" svg:width="5.02cm" svg:height="3.237cm" draw:transform="skewX (-0.0371755130674792) rotate (1.47358148745881) translate (10.6750555555556cm 5.17877777777777cm)" svg:viewBox="0 0 5021 3238" svg:d="M5021 3238c-4312-1-5021-3238-5021-3238"><text:p/></draw:path></text:p>
      <text:p text:style-name="P2"><draw:custom-shape text:anchor-type="paragraph" draw:z-index="6" draw:name="Фигура 9" draw:style-name="gr2" draw:text-style-name="P6" svg:width="4.155cm" svg:height="1.879cm" svg:x="7.225cm" svg:y="0.404cm"><text:p>Вывод Fals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path text:anchor-type="paragraph" draw:z-index="36" draw:name="Кривая Безье 2" draw:style-name="gr1" draw:text-style-name="P5" svg:width="5.022cm" svg:height="3.379cm" draw:transform="skewX (0.0439822971502571) rotate (-1.46939269725403) translate (7.22440902473274cm -0.19414636099448cm)" svg:viewBox="0 0 5023 3380" svg:d="M0 3380c4314-1 5023-3380 5023-3380"><text:p/></draw:path></text:p>
      <text:p text:style-name="P2"/>
      <text:p text:style-name="P2"/>
      <text:p text:style-name="P2"/>
      <text:p text:style-name="P2"><draw:line text:anchor-type="paragraph" draw:z-index="12" draw:name="Линия 7" draw:style-name="gr1" draw:text-style-name="P5" svg:x1="9.342cm" svg:y1="0.335cm" svg:x2="9.376cm" svg:y2="2.251cm"><text:p/></draw:line></text:p>
      <text:p text:style-name="P2"/>
      <text:p text:style-name="P2"/>
      <text:p text:style-name="P2"/>
      <text:p text:style-name="P2"><draw:custom-shape text:anchor-type="paragraph" draw:z-index="4" draw:name="Фигура 7" draw:style-name="gr3" draw:text-style-name="P6" svg:width="2.943cm" svg:height="1.064cm" svg:x="7.733cm" svg:y="0.303cm"><text:p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Тест программы:</text:p>
      <text:p text:style-name="P1">try:</text:p>
      <text:p text:style-name="P1"><text:s text:c="4"/>x = float(input("Введите первое число: "))</text:p>
      <text:p text:style-name="P1"><text:s text:c="4"/>y = float(input("Введите второе число: "))</text:p>
      <text:p text:style-name="P1"><text:s text:c="4"/>if x &gt; 0 and y &lt; 0:</text:p>
      <text:p text:style-name="P1"><text:s text:c="8"/>print("True")</text:p>
      <text:p text:style-name="P1"><text:s text:c="4"/>else:</text:p>
      <text:p text:style-name="P1"><text:s text:c="8"/>print("False")</text:p>
      <text:p text:style-name="P1">except ValueError:</text:p>
      <text:p text:style-name="P1"><text:s text:c="4"/>print("Введите число")</text:p>
      <text:p text:style-name="P2"/>
      <text:p text:style-name="P3">Протокол работы:</text:p>
      <text:p text:style-name="P3">(Ввод)</text:p>
      <text:p text:style-name="P1">Введите первое число: 4</text:p>
      <text:p text:style-name="P1">Введите второе число: -5</text:p>
      <text:p text:style-name="P3">(Вывод)</text:p>
      <text:p text:style-name="P1">Tru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4">Задача № 2:</text:span><text:span text:style-name="T1"> </text:span>Даны целые числа a, b, c. Проверить истинность высказывания: «Существует треугольник со сторонами a, b, c».</text:p>
      <text:p text:style-name="P2"/>
      <text:p text:style-name="P1"><text:span text:style-name="T3">Тип алгоритма: </text:span>ветвистый</text:p>
      <text:p text:style-name="P1"/>
      <text:p text:style-name="P3">Блок-схема алгоритма:</text:p>
      <text:p text:style-name="P1"/>
      <text:p text:style-name="P1"><draw:custom-shape text:anchor-type="paragraph" draw:z-index="14" draw:name="Фигура 4" draw:style-name="gr3" draw:text-style-name="P6" svg:width="2.943cm" svg:height="1.064cm" svg:x="7.625cm" svg:y="0.113cm"><text:p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><draw:line text:anchor-type="paragraph" draw:z-index="19" draw:name="Линия 8" draw:style-name="gr1" draw:text-style-name="P5" svg:x1="9.188cm" svg:y1="0.203cm" svg:x2="9.207cm" svg:y2="0.914cm"><text:p/></draw:line></text:p>
      <text:p text:style-name="P2"><draw:custom-shape text:anchor-type="paragraph" draw:z-index="15" draw:name="Фигура 5" draw:style-name="gr8" draw:text-style-name="P6" svg:width="7.234cm" svg:height="2.671cm" svg:x="5.054cm" svg:y="0.427cm"><text:p>Ввод a, b, c и преображение</text:p><text:p><text:s/>их в floa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/>
      <text:p text:style-name="P2"/>
      <text:p text:style-name="P2"/>
      <text:p text:style-name="P2"/>
      <text:p text:style-name="P2"><draw:line text:anchor-type="paragraph" draw:z-index="20" draw:name="Вертикальная линия 2" draw:style-name="gr1" draw:text-style-name="P5" svg:x1="8.565cm" svg:y1="0.176cm" svg:x2="8.565cm" svg:y2="0.832cm"><text:p/></draw:line><draw:line text:anchor-type="paragraph" draw:z-index="21" draw:name="Линия 9" draw:style-name="gr1" draw:text-style-name="P5" svg:x1="5.053cm" svg:y1="0.176cm" svg:x2="4.577cm" svg:y2="0.816cm"><text:p/></draw:line><draw:line text:anchor-type="paragraph" draw:z-index="22" draw:name="Линия 10" draw:style-name="gr1" draw:text-style-name="P5" svg:x1="10.418cm" svg:y1="0.176cm" svg:x2="11.986cm" svg:y2="1.899cm"><text:p/></draw:line></text:p>
      <text:p text:style-name="P2"><draw:custom-shape text:anchor-type="paragraph" draw:z-index="17" draw:name="Фигура 11" draw:style-name="gr6" draw:text-style-name="P11" svg:width="2.855cm" svg:height="3.934cm" svg:x="7.11cm" svg:y="0.346cm"><text:p text:style-name="P10"><text:span text:style-name="T5">a &lt; b + c</text:span></text:p><text:p text:style-name="P10"><text:span text:style-name="T5">и</text:span></text:p><text:p text:style-name="P10"><text:span text:style-name="T5">b &lt; a + c</text:span></text:p><text:p text:style-name="P10"><text:span text:style-name="T5">и</text:span></text:p><text:p text:style-name="P10"><text:span text:style-name="T5">c &lt; a + b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Фигура 10" draw:style-name="gr7" draw:text-style-name="P7" svg:width="2.966cm" svg:height="3.894cm" svg:x="3.048cm" svg:y="0.33cm"><text:p text:style-name="P5">A &lt; 0</text:p><text:p text:style-name="P5">или</text:p><text:p text:style-name="P5">B &lt; 0 </text:p><text:p text:style-name="P5">или</text:p><text:p text:style-name="P5">C &lt;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/>
      <text:p text:style-name="P2"><draw:custom-shape text:anchor-type="paragraph" draw:z-index="18" draw:name="Фигура 13" draw:style-name="gr2" draw:text-style-name="P7" svg:width="4.155cm" svg:height="1.879cm" svg:x="10.894cm" svg:y="0.439cm"><text:p text:style-name="P5">ValueErro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2"/>
      <text:p text:style-name="P2"/>
      <text:p text:style-name="P2"/>
      <text:p text:style-name="P2"><draw:line text:anchor-type="paragraph" draw:z-index="26" draw:name="Линия 11" draw:style-name="gr1" draw:text-style-name="P5" svg:x1="12.591cm" svg:y1="0.37cm" svg:x2="14.022cm" svg:y2="0.993cm"><text:p/></draw:line><draw:line text:anchor-type="paragraph" draw:z-index="28" draw:name="Линия 13" draw:style-name="gr1" draw:text-style-name="P5" svg:x1="3.794cm" svg:y1="0.22cm" svg:x2="1.894cm" svg:y2="1.132cm"><text:p/></draw:line></text:p>
      <text:p text:style-name="P2"/>
      <text:p text:style-name="P2"><draw:line text:anchor-type="paragraph" draw:z-index="27" draw:name="Линия 12" draw:style-name="gr1" draw:text-style-name="P5" svg:x1="8.527cm" svg:y1="0.385cm" svg:x2="8.797cm" svg:y2="2.223cm"><text:p/></draw:line><draw:custom-shape text:anchor-type="paragraph" draw:z-index="23" draw:name="Фигура 12" draw:style-name="gr5" draw:text-style-name="P9" svg:width="5.668cm" svg:height="1.879cm" svg:x="-1.633cm" svg:y="0.159cm"><text:p text:style-name="P8">Вывод «Введите</text:p><text:p text:style-name="P8"><text:s/>Положительное</text:p><text:p text:style-name="P8"><text:s/>число»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5" draw:name="Фигура 15" draw:style-name="gr4" draw:text-style-name="P6" svg:width="6.659cm" svg:height="1.879cm" svg:x="12.338cm" svg:y="0.019cm"><text:p>Вывод «Введите число»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1" draw:name="Линия 14" draw:style-name="gr1" draw:text-style-name="P5" svg:x1="8.527cm" svg:y1="0.385cm" svg:x2="8.209cm" svg:y2="2.223cm"><text:p/></draw:line></text:p>
      <text:p text:style-name="P2"/>
      <text:p text:style-name="P2"/>
      <text:p text:style-name="P2"><draw:line text:anchor-type="paragraph" draw:z-index="33" draw:name="Горизонтальная линия 3" draw:style-name="gr1" draw:text-style-name="P5" svg:x1="9.035cm" svg:y1="4.716cm" svg:x2="15.389cm" svg:y2="0.437cm"><text:p/></draw:line></text:p>
      <text:p text:style-name="P2"><draw:custom-shape text:anchor-type="paragraph" draw:z-index="24" draw:name="Фигура 14" draw:style-name="gr2" draw:text-style-name="P6" svg:width="4.155cm" svg:height="1.879cm" svg:x="7.803cm" svg:y="0.275cm"><text:p>Вывод Tru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0" draw:name="Фигура 17" draw:style-name="gr2" draw:text-style-name="P6" svg:width="4.155cm" svg:height="1.879cm" svg:x="4.055cm" svg:y="0.275cm"><text:p>Вывод True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2" draw:name="Линия 15" draw:style-name="gr1" draw:text-style-name="P5" svg:x1="1.189cm" svg:y1="0.09cm" svg:x2="6.093cm" svg:y2="4.297cm"><text:p/></draw:line></text:p>
      <text:p text:style-name="P2"/>
      <text:p text:style-name="P2"/>
      <text:p text:style-name="P2"/>
      <text:p text:style-name="P2"><draw:line text:anchor-type="paragraph" draw:z-index="34" draw:name="Линия 16" draw:style-name="gr1" draw:text-style-name="P5" svg:x1="6.944cm" svg:y1="0.206cm" svg:x2="7.253cm" svg:y2="1.585cm"><text:p/></draw:line><draw:line text:anchor-type="paragraph" draw:z-index="35" draw:name="Линия 17" draw:style-name="gr1" draw:text-style-name="P5" svg:x1="8.376cm" svg:y1="0.206cm" svg:x2="7.826cm" svg:y2="1.585cm"><text:p/></draw:line></text:p>
      <text:p text:style-name="P2"/>
      <text:p text:style-name="P2"/>
      <text:p text:style-name="P2"><draw:custom-shape text:anchor-type="paragraph" draw:z-index="29" draw:name="Фигура 16" draw:style-name="gr3" draw:text-style-name="P7" svg:width="2.943cm" svg:height="1.064cm" svg:x="6.092cm" svg:y="0.125cm"><text:p text:style-name="P5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Текст программы:</text:p>
      <text:p text:style-name="P2">try:</text:p>
      <text:p text:style-name="P2"><text:s text:c="4"/>a = int(input("Введите длину первой стороны треугольника: "))</text:p>
      <text:p text:style-name="P2"><text:s text:c="4"/>b = int(input("Введите длину второй стороны треугольника: "))</text:p>
      <text:p text:style-name="P2"><text:s text:c="4"/>c = int(input("Введите длину третьей стороны треугольника: "))</text:p>
      <text:p text:style-name="P2"/>
      <text:p text:style-name="P2"><text:s text:c="4"/>if a &lt; 0 or b &lt; 0 or c &lt; 0:</text:p>
      <text:p text:style-name="P2"><text:s text:c="8"/>print("Введите положительные числа")</text:p>
      <text:p text:style-name="P2"/>
      <text:p text:style-name="P2"><text:s text:c="4"/>elif a &lt; b + c and b &lt; c + b and c &lt; a + b:</text:p>
      <text:p text:style-name="P2"><text:s text:c="8"/>print("True")</text:p>
      <text:p text:style-name="P2"><text:s text:c="4"/>else: print("False")</text:p>
      <text:p text:style-name="P2"/>
      <text:p text:style-name="P2">except ValueError:</text:p>
      <text:p text:style-name="P2"><text:s text:c="4"/>print("Введите целое число")</text:p>
      <text:p text:style-name="P2"/>
      <text:p text:style-name="P3">Протокол работы:</text:p>
      <text:p text:style-name="P3">(Ввод)</text:p>
      <text:p text:style-name="P1">Введите длину первой стороны треугольнмка: 4</text:p>
      <text:p text:style-name="P1">Введите длину второй стороны треугольнмка: 6</text:p>
      <text:p text:style-name="P1">Введите длину третьей стороны треугольнмка: 8</text:p>
      <text:p text:style-name="P3">(Вывод)</text:p>
      <text:p text:style-name="P1">True</text:p>
      <text:p text:style-name="P1"/>
      <text:p text:style-name="P1"><text:span text:style-name="T3">Вывод по данной работе:</text:span> я закрепил усвоенные знания, понятия, алгоритмы, основные принципы составления программ, приобрел навыки составление программ ветвящейся структуры в IDE PyCharm Community.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modern" style:font-pitch="variable"/>
    <style:font-face style:name="Tahoma2" svg:font-family="Tahoma" style:font-family-generic="system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roman" style:font-pitch="variable"/>
    <style:font-face style:name="Verdana" svg:font-family="Verdana" style:font-family-generic="moder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letter-kerning="true" style:font-name-asian="Verdana1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1" fo:font-size="12pt" fo:language="ru" fo:country="RU" style:letter-kerning="true" style:font-name-asian="Verdana1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2" style:font-family-asian="Tahom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1" style:font-family-asian="Verdana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meta:initial-creator>Anton Boyarshinov</meta:initial-creator>
    <meta:creation-date>2008-09-02T15:39:21</meta:creation-date>
    <dc:date>2024-12-07T15:48:55.171795064</dc:date>
    <meta:editing-cycles>3</meta:editing-cycles>
    <meta:editing-duration>PT1H30M29S</meta:editing-duration>
    <meta:document-statistic meta:table-count="0" meta:image-count="0" meta:object-count="0" meta:page-count="5" meta:paragraph-count="47" meta:word-count="245" meta:character-count="1758" meta:non-whitespace-character-count="1479"/>
    <meta:user-defined meta:name="Поле 1"/>
    <meta:user-defined meta:name="Поле 2"/>
    <meta:user-defined meta:name="Поле 3"/>
    <meta:user-defined meta:name="Поле 4"/>
  </office:meta>
</office:document-meta>
</file>